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d03ed"/>
    </style:style>
    <style:style style:name="T2" style:family="text">
      <style:text-properties fo:color="#ff0000" officeooo:rsid="000ecaba"/>
    </style:style>
    <style:style style:name="T3" style:family="text">
      <style:text-properties officeooo:rsid="000ecab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0">
        <text:h text:style-name="Heading_20_4" text:outline-level="4"><text:span text:style-name="T1">Saving</text:span>:</text:h>
        <text:p text:style-name="Text_20_body_20_indent_20_Organon">Organon saves on his own. You will never have to save by yourself. After you have made changes on your text and click on another textsection or on another <text:span text:style-name="T1">node</text:span> in Organon or close the whole document, your changes will be saved before.</text:p>
        <text:p text:style-name="Text_20_body_20_indent_20_Organon">It can be ignored, when writer asks, if the document should be saved.</text:p>
        <text:p text:style-name="Text_20_body_20_indent_20_Organon"/>
        <text:p text:style-name="Text_20_body_20_indent_20_Organon"><text:span text:style-name="T2">Exception</text:span>: <text:span text:style-name="T3">Inserted</text:span> <text:span text:style-name="T3">images</text:span>/<text:span text:style-name="T3">graphics</text:span>/<text:span text:style-name="T3">text sections</text:span>/<text:span text:style-name="T3">formattings</text:span> <text:span text:style-name="T3">won't be saved automatically</text:span>. <text:span text:style-name="T3">To save them, one keyboard entry has to be made</text:span>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75" meta:character-count="450" meta:non-whitespace-character-count="379"/>
    <dc:date>2014-06-24T11:18:24.108000000</dc:date>
    <meta:editing-duration>P0D</meta:editing-duration>
    <meta:editing-cycles>1</meta:editing-cycles>
    <meta:generator>LibreOffice/4.2.4.2$Windows_x86 LibreOffice_project/63150712c6d317d27ce2db16eb94c2f3d7b699f8</meta:generator>
  </office:meta>
</office:document-meta>
</file>